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1bd3c" officeooo:paragraph-rsid="0011bd3c"/>
    </style:style>
    <style:style style:name="P3" style:family="paragraph" style:parent-style-name="Text_20_body">
      <style:text-properties officeooo:rsid="0011bd3c" officeooo:paragraph-rsid="0011bd3c"/>
    </style:style>
    <style:style style:name="P4" style:family="paragraph" style:parent-style-name="Text_20_body" style:list-style-name="L1">
      <style:text-properties officeooo:rsid="0011bd3c" officeooo:paragraph-rsid="0011bd3c"/>
    </style:style>
    <style:style style:name="P5" style:family="paragraph" style:parent-style-name="Text_20_body" style:list-style-name="L2">
      <style:text-properties officeooo:rsid="0011bd3c" officeooo:paragraph-rsid="0011bd3c"/>
    </style:style>
    <style:style style:name="P6" style:family="paragraph" style:parent-style-name="Text_20_body">
      <style:text-properties officeooo:rsid="00121879" officeooo:paragraph-rsid="00121879"/>
    </style:style>
    <style:style style:name="P7" style:family="paragraph" style:parent-style-name="Text_20_body">
      <style:text-properties officeooo:rsid="001268bc" officeooo:paragraph-rsid="001268bc"/>
    </style:style>
    <style:style style:name="P8" style:family="paragraph" style:parent-style-name="Text_20_body">
      <style:text-properties officeooo:rsid="00143cad" officeooo:paragraph-rsid="00143cad"/>
    </style:style>
    <style:style style:name="P9" style:family="paragraph" style:parent-style-name="Text_20_body">
      <style:text-properties officeooo:rsid="0015bbba" officeooo:paragraph-rsid="0015bbba"/>
    </style:style>
    <style:style style:name="P10" style:family="paragraph" style:parent-style-name="Text_20_body">
      <style:text-properties officeooo:rsid="00176ad2" officeooo:paragraph-rsid="00176ad2"/>
    </style:style>
    <style:style style:name="T1" style:family="text">
      <style:text-properties fo:color="#3d495c" style:font-name="Verdana" fo:font-weight="bold" loext:padding="0.049cm" loext:border="0.06pt solid #e1e5eb"/>
    </style:style>
    <style:style style:name="T2" style:family="text">
      <style:text-properties fo:color="#3d495c" style:font-name="Verdan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9/12</text:p>
      <text:p text:style-name="Title">B8: Higher Order Function</text:p>
      <text:h text:style-name="Heading_20_1" text:outline-level="1">dia 1: Introdução</text:h>
      <text:h text:style-name="Heading_20_2" text:outline-level="2">First class function</text:h>
      <text:p text:style-name="P3">Significa que podemos fazer operações com funções, podemos atribuílas a variáveis, usar como parâmetro, chamar através de outra função.</text:p>
      <text:list xml:id="list1579388882" text:style-name="L1">
        <text:list-item>
          <text:p text:style-name="P4">Atribuir função à variável: usar a arrow function é justamente a capacidade do js de atribuir uma função a uma variável. </text:p>
        </text:list-item>
      </text:list>
      <text:p text:style-name="P3">const sum = (number1, number2) =&gt; {</text:p>
      <text:p text:style-name="P3"><text:s text:c="2"/>return number1 + number2;</text:p>
      <text:p text:style-name="P3">};</text:p>
      <text:list xml:id="list3146538613" text:style-name="L2">
        <text:list-item>
          <text:p text:style-name="P5">Função como argumento;</text:p>
        </text:list-item>
        <text:list-item>
          <text:p text:style-name="P5">Retornar uma função de outra função;</text:p>
        </text:list-item>
      </text:list>
      <text:h text:style-name="Heading_20_2" text:outline-level="2">Higher order function</text:h>
      <text:p text:style-name="P6">Funções de ordem superior aceitam outra funções como parâmetro ou retorna uma função.</text:p>
      <text:p text:style-name="P7">HOF compacta ações e retorna valores.</text:p>
      <text:p text:style-name="P6"><text:span text:style-name="Strong_20_Emphasis"><text:span text:style-name="T1">Lembre-se: </text:span></text:span><text:span text:style-name="T2">First-Class Functions é o nome do conceito que define a forma que a linguagem (no nosso caso JavaScript) trata suas funções, permitindo que sejam suportadas em operações que são usadas em outros tipos (atribuição, retorno, parâmetro), e HOF é uma função que atende ao critério de receber como parâmetro e/ou retornar outra função.</text:span></text:p>
      <text:h text:style-name="Heading_20_2" text:outline-level="2">Estruturando HOF</text:h>
      <text:p text:style-name="P8">A HOF é uma função que recebe como argumento outra função que é chamada de callback.</text:p>
      <text:h text:style-name="P1" text:outline-level="1">Aula ao vivo</text:h>
      <text:p text:style-name="P9">Console.dir() → monstra o js da tag.</text:p>
      <text:p text:style-name="P10">Função setTimeout({function(){}}, 3000) → função para executar algo em 3s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20" meta:word-count="189" meta:character-count="1155" meta:non-whitespace-character-count="986"/>
  </office:meta>
</office:document-meta>
</file>